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ABC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AAB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AAFD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AAHT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AJX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AKO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ALV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AM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AVE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AAXD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AAXI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AZK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EB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GY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I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NG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O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PK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RB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V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BW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BX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B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G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H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J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K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KS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ACOU</text:p>
          </table:table-cell>
          <table:table-cell office:value-type="string" calcext:value-type="string">
            <text:p>BUFF_wEN</text:p>
          </table:table-cell>
          <table:table-cell office:value-type="string" calcext:value-type="string">
            <text:p>enable high</text:p>
          </table:table-cell>
        </table:table-row>
        <table:table-row table:style-name="ro1">
          <table:table-cell office:value-type="string" calcext:value-type="string">
            <text:p>ACPO</text:p>
          </table:table-cell>
          <table:table-cell office:value-type="string" calcext:value-type="string">
            <text:p>LONG_NOT</text:p>
          </table:table-cell>
          <table:table-cell/>
        </table:table-row>
        <table:table-row table:style-name="ro1">
          <table:table-cell office:value-type="string" calcext:value-type="string">
            <text:p>AC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DJ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AFFY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AFG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H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I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I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L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N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O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P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R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U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W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Y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Z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GE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GH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GH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GJ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AG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A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AO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B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B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B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AEH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AEW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AFF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AGU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BAIS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BAL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BAN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BAN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ANX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AOZ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API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BASL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BATZ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BAU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AY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AR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BBER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BBFY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BBH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BBKM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BKY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BBNU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BBN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BQ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S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BBUI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BW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BX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Y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ZQ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BBZX</text:p>
          </table:table-cell>
          <table:table-cell office:value-type="string" calcext:value-type="string">
            <text:p>AND4_NOR2</text:p>
          </table:table-cell>
          <table:table-cell/>
        </table:table-row>
        <table:table-row table:style-name="ro1">
          <table:table-cell office:value-type="string" calcext:value-type="string">
            <text:p>BCDB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BCFJ</text:p>
          </table:table-cell>
          <table:table-cell office:value-type="string" calcext:value-type="string">
            <text:p>AND4</text:p>
          </table:table-cell>
          <table:table-cell/>
        </table:table-row>
        <table:table-row table:style-name="ro1">
          <table:table-cell office:value-type="string" calcext:value-type="string">
            <text:p>BCGJ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BC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AR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BFCS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BFD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I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K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MC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N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O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O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O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T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X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X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Y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Z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GA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GA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GG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GI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B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AN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CABL</text:p>
          </table:table-cell>
          <table:table-cell office:value-type="string" calcext:value-type="string">
            <text:p>AND2_NOR3</text:p>
          </table:table-cell>
          <table:table-cell/>
        </table:table-row>
        <table:table-row table:style-name="ro1">
          <table:table-cell office:value-type="string" calcext:value-type="string">
            <text:p>CACL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CACT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CACW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CAD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E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EO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CAFH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CAHN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CAJX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CAKF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CAK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K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N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Q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RQ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CARY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CAWC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CAW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XV</text:p>
          </table:table-cell>
          <table:table-cell office:value-type="string" calcext:value-type="string">
            <text:p>NOR4</text:p>
          </table:table-cell>
          <table:table-cell/>
        </table:table-row>
        <table:table-row table:style-name="ro1">
          <table:table-cell office:value-type="string" calcext:value-type="string">
            <text:p>CAXW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CAZC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ZD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CBA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CBB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CBD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E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F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G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GM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CBI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B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DM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CFEE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CFG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G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G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H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K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K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M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M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O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S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T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T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V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Z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Z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Z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GA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CG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D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D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D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E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J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J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K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N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PF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TD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TZ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VA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DK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EB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E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FT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FY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HA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DBIS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JW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PI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PP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VA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WG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DBZJ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DCB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DCD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C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CFC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DCFQ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DCI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C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AA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DFAF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DFBW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DFFR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DFH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I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I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M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T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U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X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X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Y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Z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A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GB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D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GD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E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GG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L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DG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CZ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EAEJ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EAH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ALH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EAMQ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EAMV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EANE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EAOI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EAPY</text:p>
          </table:table-cell>
          <table:table-cell office:value-type="string" calcext:value-type="string">
            <text:p>NOR8</text:p>
          </table:table-cell>
          <table:table-cell/>
        </table:table-row>
        <table:table-row table:style-name="ro1">
          <table:table-cell office:value-type="string" calcext:value-type="string">
            <text:p>EAR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ASO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AV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AXC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EBB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CS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EBM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M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O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Q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EBRW</text:p>
          </table:table-cell>
          <table:table-cell office:value-type="string" calcext:value-type="string">
            <text:p>LONG_NOT</text:p>
          </table:table-cell>
          <table:table-cell/>
        </table:table-row>
        <table:table-row table:style-name="ro1">
          <table:table-cell office:value-type="string" calcext:value-type="string">
            <text:p>EBS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BV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BX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B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C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E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G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G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LE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ECMN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ECQW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EC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E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FE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EFE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FGJ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EFHT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EFM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N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O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O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T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U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U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V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W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X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Y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Y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GC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GD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GE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GE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GG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EG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AX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D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FX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AH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I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JN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AL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FAM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FAO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FASD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T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UH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AYT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Z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ZZ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BAC</text:p>
          </table:table-cell>
          <table:table-cell office:value-type="string" calcext:value-type="string">
            <text:p>AND4_NOR2</text:p>
          </table:table-cell>
          <table:table-cell/>
        </table:table-row>
        <table:table-row table:style-name="ro1">
          <table:table-cell office:value-type="string" calcext:value-type="string">
            <text:p>FBBC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BF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FBII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FBK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FBME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FBNP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FBP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BP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Q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Q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Q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SD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BSI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FBTA</text:p>
          </table:table-cell>
          <table:table-cell office:value-type="string" calcext:value-type="string">
            <text:p>BUF ??</text:p>
          </table:table-cell>
          <table:table-cell/>
        </table:table-row>
        <table:table-row table:style-name="ro1">
          <table:table-cell office:value-type="string" calcext:value-type="string">
            <text:p>FB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B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CV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FFGS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FFHX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FFJ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FK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FLE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FFM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N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N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P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P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Q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Q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U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V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V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W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GB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GC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GF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GG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GJ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GJ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FG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JP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GALB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GAM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ANX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AOU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GAS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ATE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AVG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GAXC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GAY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GAZF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GBB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BR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BDX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GBE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BE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BEV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GBGK</text:p>
          </table:table-cell>
          <table:table-cell office:value-type="string" calcext:value-type="string">
            <text:p>LONG_NOT</text:p>
          </table:table-cell>
          <table:table-cell/>
        </table:table-row>
        <table:table-row table:style-name="ro1">
          <table:table-cell office:value-type="string" calcext:value-type="string">
            <text:p>GBG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K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P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Q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ST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BTC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GBTL</text:p>
          </table:table-cell>
          <table:table-cell office:value-type="string" calcext:value-type="string">
            <text:p>BUF</text:p>
          </table:table-cell>
          <table:table-cell/>
        </table:table-row>
        <table:table-row table:style-name="ro1">
          <table:table-cell office:value-type="string" calcext:value-type="string">
            <text:p>GB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FAY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GFCD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GFCS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GFE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F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I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J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K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L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L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O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S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U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V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FW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W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A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B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B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C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D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F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F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FM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H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J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K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GM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GN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O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P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RM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W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Y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H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AI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ABG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HAC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AEZ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HAGP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HAJ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AKE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HAKW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AL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AMT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HAN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AN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AP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AQ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AR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ASI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AUU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HAX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AX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AZ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BCA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HBC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BEP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HBF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BG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BGC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BP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BQ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BQ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B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H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H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H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H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H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H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H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H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H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H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H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H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A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ANF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AO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IAO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IAQD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IAQ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AQ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AQ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IAR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IARF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IARQ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IAU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AU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AY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BA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BEP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IBG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BH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B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K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BN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BNQ</text:p>
          </table:table-cell>
          <table:table-cell office:value-type="string" calcext:value-type="string">
            <text:p>MUX ?</text:p>
          </table:table-cell>
          <table:table-cell/>
        </table:table-row>
        <table:table-row table:style-name="ro1">
          <table:table-cell office:value-type="string" calcext:value-type="string">
            <text:p>IBP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IBPR</text:p>
          </table:table-cell>
          <table:table-cell office:value-type="string" calcext:value-type="string">
            <text:p>NOT </text:p>
          </table:table-cell>
          <table:table-cell/>
        </table:table-row>
        <table:table-row table:style-name="ro1">
          <table:table-cell office:value-type="string" calcext:value-type="string">
            <text:p>IBP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IBSM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IBTS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IBU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BUD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IBWR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IB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AO</text:p>
          </table:table-cell>
          <table:table-cell office:value-type="string" calcext:value-type="string">
            <text:p>BUFF ?</text:p>
          </table:table-cell>
          <table:table-cell/>
        </table:table-row>
        <table:table-row table:style-name="ro1">
          <table:table-cell office:value-type="string" calcext:value-type="string">
            <text:p>JAEZ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AF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G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AG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AH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AKD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JAK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MW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AO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Q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U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AW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AX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AX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AX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JBC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JBD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BD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JBGX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BH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BIF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BI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JBNA</text:p>
          </table:table-cell>
          <table:table-cell office:value-type="string" calcext:value-type="string">
            <text:p>AND2_NOR3</text:p>
          </table:table-cell>
          <table:table-cell/>
        </table:table-row>
        <table:table-row table:style-name="ro1">
          <table:table-cell office:value-type="string" calcext:value-type="string">
            <text:p>JBND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JBP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JBQ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JBQ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BR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BR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BS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BS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JBTI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JB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F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F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F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F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F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F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F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F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F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F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F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F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F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F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F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F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F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G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G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G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G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G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G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G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G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G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G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G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G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G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H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H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H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H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H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H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H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H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H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H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H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H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H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H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H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H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A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KADN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KAE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AFF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KAH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AQE</text:p>
          </table:table-cell>
          <table:table-cell office:value-type="string" calcext:value-type="string">
            <text:p>??</text:p>
          </table:table-cell>
          <table:table-cell/>
        </table:table-row>
        <table:table-row table:style-name="ro1">
          <table:table-cell office:value-type="string" calcext:value-type="string">
            <text:p>KARA</text:p>
          </table:table-cell>
          <table:table-cell office:value-type="string" calcext:value-type="string">
            <text:p>AND4</text:p>
          </table:table-cell>
          <table:table-cell/>
        </table:table-row>
        <table:table-row table:style-name="ro1">
          <table:table-cell office:value-type="string" calcext:value-type="string">
            <text:p>KARD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KAV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AWL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KAXH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KA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G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G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I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I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K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L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M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MZ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KBNZ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KBOI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KBPI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KBS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KBTC</text:p>
          </table:table-cell>
          <table:table-cell office:value-type="string" calcext:value-type="string">
            <text:p>??</text:p>
          </table:table-cell>
          <table:table-cell/>
        </table:table-row>
        <table:table-row table:style-name="ro1">
          <table:table-cell office:value-type="string" calcext:value-type="string">
            <text:p>KBT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KBU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KBV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BW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BW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KB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B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B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F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F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F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F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F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F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F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F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F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F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F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G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G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G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G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G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G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G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G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G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G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G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G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G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G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G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H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H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H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H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H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H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H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H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H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H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D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GG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K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R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S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TX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X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Y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Z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CJ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BG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GJ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BH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H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BO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OP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LBO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LBQ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LBW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BXR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LBY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CIH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LCLC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LCL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CNI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PE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QL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QV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QZ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CS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LCSU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LCW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DA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D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A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MAB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MAG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AG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GV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H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AJ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AM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AO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AO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V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MAW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W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AXX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MBB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BCD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BD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BEM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MBL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BM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BMI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MBN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BPY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MBR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MBS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BU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BUP</text:p>
          </table:table-cell>
          <table:table-cell office:value-type="string" calcext:value-type="string">
            <text:p>ANDANDNOR</text:p>
          </table:table-cell>
          <table:table-cell/>
        </table:table-row>
        <table:table-row table:style-name="ro1">
          <table:table-cell office:value-type="string" calcext:value-type="string">
            <text:p>MBXS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MBZ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CBW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MCCZ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M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H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H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H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H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H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H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H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H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H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H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H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H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H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H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H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H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H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D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AEN</text:p>
          </table:table-cell>
          <table:table-cell office:value-type="string" calcext:value-type="string">
            <text:p>LONG_NOT</text:p>
          </table:table-cell>
          <table:table-cell/>
        </table:table-row>
        <table:table-row table:style-name="ro1">
          <table:table-cell office:value-type="string" calcext:value-type="string">
            <text:p>NAG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AJD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AP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AP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AQ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AU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BM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C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BEB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E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EP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BH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HM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I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BI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I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J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NBJ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BKW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P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QA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R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S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UB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BW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WJ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NBX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NBZ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BZE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NCA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C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G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G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G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G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G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G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G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G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G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G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G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G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A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ACG</text:p>
          </table:table-cell>
          <table:table-cell office:value-type="string" calcext:value-type="string">
            <text:p>LONG_NOT</text:p>
          </table:table-cell>
          <table:table-cell/>
        </table:table-row>
        <table:table-row table:style-name="ro1">
          <table:table-cell office:value-type="string" calcext:value-type="string">
            <text:p>OACI</text:p>
          </table:table-cell>
          <table:table-cell office:value-type="string" calcext:value-type="string">
            <text:p>LONG_NOT</text:p>
          </table:table-cell>
          <table:table-cell/>
        </table:table-row>
        <table:table-row table:style-name="ro1">
          <table:table-cell office:value-type="string" calcext:value-type="string">
            <text:p>OACU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FI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FM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GC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G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H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OALA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AMJ</text:p>
          </table:table-cell>
          <table:table-cell office:value-type="string" calcext:value-type="string">
            <text:p>LONG_NOT</text:p>
          </table:table-cell>
          <table:table-cell/>
        </table:table-row>
        <table:table-row table:style-name="ro1">
          <table:table-cell office:value-type="string" calcext:value-type="string">
            <text:p>OANM</text:p>
          </table:table-cell>
          <table:table-cell office:value-type="string" calcext:value-type="string">
            <text:p>LONG_NOT</text:p>
          </table:table-cell>
          <table:table-cell/>
        </table:table-row>
        <table:table-row table:style-name="ro1">
          <table:table-cell office:value-type="string" calcext:value-type="string">
            <text:p>OAN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O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AR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OATI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T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AUS</text:p>
          </table:table-cell>
          <table:table-cell office:value-type="string" calcext:value-type="string">
            <text:p>BUFF_wEN</text:p>
          </table:table-cell>
          <table:table-cell office:value-type="string" calcext:value-type="string">
            <text:p>enable high</text:p>
          </table:table-cell>
        </table:table-row>
        <table:table-row table:style-name="ro1">
          <table:table-cell office:value-type="string" calcext:value-type="string">
            <text:p>OAX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AY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B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E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E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BE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BH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BI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BMI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OBNR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BNU</text:p>
          </table:table-cell>
          <table:table-cell office:value-type="string" calcext:value-type="string">
            <text:p>NOR8 ?</text:p>
          </table:table-cell>
          <table:table-cell/>
        </table:table-row>
        <table:table-row table:style-name="ro1">
          <table:table-cell office:value-type="string" calcext:value-type="string">
            <text:p>OBRC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WM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OBX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X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X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B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CDM</text:p>
          </table:table-cell>
          <table:table-cell office:value-type="string" calcext:value-type="string">
            <text:p>??</text:p>
          </table:table-cell>
          <table:table-cell/>
        </table:table-row>
        <table:table-row table:style-name="ro1">
          <table:table-cell office:value-type="string" calcext:value-type="string">
            <text:p>OCE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CF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CHV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I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CKT</text:p>
          </table:table-cell>
          <table:table-cell office:value-type="string" calcext:value-type="string">
            <text:p>??</text:p>
          </table:table-cell>
          <table:table-cell/>
        </table:table-row>
        <table:table-row table:style-name="ro1">
          <table:table-cell office:value-type="string" calcext:value-type="string">
            <text:p>OCL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CL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CMV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OCO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Q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CRQ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RS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SD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CTG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OCTS</text:p>
          </table:table-cell>
          <table:table-cell office:value-type="string" calcext:value-type="string">
            <text:p>??</text:p>
          </table:table-cell>
          <table:table-cell/>
        </table:table-row>
        <table:table-row table:style-name="ro1">
          <table:table-cell office:value-type="string" calcext:value-type="string">
            <text:p>OCV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CWB</text:p>
          </table:table-cell>
          <table:table-cell office:value-type="string" calcext:value-type="string">
            <text:p>??</text:p>
          </table:table-cell>
          <table:table-cell/>
        </table:table-row>
        <table:table-row table:style-name="ro1">
          <table:table-cell office:value-type="string" calcext:value-type="string">
            <text:p>OCXI</text:p>
          </table:table-cell>
          <table:table-cell office:value-type="string" calcext:value-type="string">
            <text:p>??</text:p>
          </table:table-cell>
          <table:table-cell/>
        </table:table-row>
        <table:table-row table:style-name="ro1">
          <table:table-cell office:value-type="string" calcext:value-type="string">
            <text:p>ODEQ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ODIB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DJG</text:p>
          </table:table-cell>
          <table:table-cell office:value-type="string" calcext:value-type="string">
            <text:p>??</text:p>
          </table:table-cell>
          <table:table-cell/>
        </table:table-row>
        <table:table-row table:style-name="ro1">
          <table:table-cell office:value-type="string" calcext:value-type="string">
            <text:p>ODKA</text:p>
          </table:table-cell>
          <table:table-cell office:value-type="string" calcext:value-type="string">
            <text:p>??</text:p>
          </table:table-cell>
          <table:table-cell/>
        </table:table-row>
        <table:table-row table:style-name="ro1">
          <table:table-cell office:value-type="string" calcext:value-type="string">
            <text:p>ODN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DQC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DQZ</text:p>
          </table:table-cell>
          <table:table-cell office:value-type="string" calcext:value-type="string">
            <text:p>??</text:p>
          </table:table-cell>
          <table:table-cell/>
        </table:table-row>
        <table:table-row table:style-name="ro1">
          <table:table-cell office:value-type="string" calcext:value-type="string">
            <text:p>ODSH</text:p>
          </table:table-cell>
          <table:table-cell office:value-type="string" calcext:value-type="string">
            <text:p>??</text:p>
          </table:table-cell>
          <table:table-cell/>
        </table:table-row>
        <table:table-row table:style-name="ro1">
          <table:table-cell office:value-type="string" calcext:value-type="string">
            <text:p>ODSN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DVU</text:p>
          </table:table-cell>
          <table:table-cell office:value-type="string" calcext:value-type="string">
            <text:p>??</text:p>
          </table:table-cell>
          <table:table-cell/>
        </table:table-row>
        <table:table-row table:style-name="ro1">
          <table:table-cell office:value-type="string" calcext:value-type="string">
            <text:p>ODWA</text:p>
          </table:table-cell>
          <table:table-cell office:value-type="string" calcext:value-type="string">
            <text:p>??</text:p>
          </table:table-cell>
          <table:table-cell/>
        </table:table-row>
        <table:table-row table:style-name="ro1">
          <table:table-cell office:value-type="string" calcext:value-type="string">
            <text:p>ODWF</text:p>
          </table:table-cell>
          <table:table-cell office:value-type="string" calcext:value-type="string">
            <text:p>??</text:p>
          </table:table-cell>
          <table:table-cell/>
        </table:table-row>
        <table:table-row table:style-name="ro1">
          <table:table-cell office:value-type="string" calcext:value-type="string">
            <text:p>ODY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DY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DY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DY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DY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EA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E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B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DW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AE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E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G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J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J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MQ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ASU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WC</text:p>
          </table:table-cell>
          <table:table-cell office:value-type="string" calcext:value-type="string">
            <text:p>BUFF?</text:p>
          </table:table-cell>
          <table:table-cell/>
        </table:table-row>
        <table:table-row table:style-name="ro1">
          <table:table-cell office:value-type="string" calcext:value-type="string">
            <text:p>PAWH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ZY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PBA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HD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BHO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PBHU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PBK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M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M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P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XN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B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AA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ABF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QAG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AJ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AJS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AKV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AMR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AN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ATX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QAU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AZ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BB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BBT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C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BC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D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BDE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QBH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BJL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KA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BKC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K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BO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BOE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PR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BR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SN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BVK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BZ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C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AY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C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F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GV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I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OR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PE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R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RV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S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U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WO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ZG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A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B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CC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F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KX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MH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P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RN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RR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S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ST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TB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T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VA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A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C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H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IG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SAL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M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AN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O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OV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SAU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W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W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EK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SBF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SBH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BJC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SBM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P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QS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SBR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AD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TAAM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TAHS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TAIV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TAKJ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TAK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AMH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AN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AO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AQ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AS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AV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AXO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TBAF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TBFB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TBH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BI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BI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BML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TBO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TBOK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BPX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TBT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BU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TBV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TB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A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A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FT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ND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NF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D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AWA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A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C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C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DM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DP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UBEF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UBET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UBF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GJ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M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NH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P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B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A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AA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VAC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F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F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G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GU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VAK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M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Q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S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VAS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VAW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W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X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Y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Y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Y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BB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VBC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VBH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BI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B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AH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WAJ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AMB</text:p>
          </table:table-cell>
          <table:table-cell office:value-type="string" calcext:value-type="string">
            <text:p>ANDANDNOR</text:p>
          </table:table-cell>
          <table:table-cell/>
        </table:table-row>
        <table:table-row table:style-name="ro1">
          <table:table-cell office:value-type="string" calcext:value-type="string">
            <text:p>WAO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AR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WAT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AW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WAX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AY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AZZ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BE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BG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BI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WBN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WBNN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WBO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BR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BU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BX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CFG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J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LL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N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AX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XAB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C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F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G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I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J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N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O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O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AOP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ARF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BN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B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DH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FC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AV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YAOH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YAP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P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R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R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T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U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V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W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W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B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D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E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H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K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N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O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O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B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AT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ZACG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ZAE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G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I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I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K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L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P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P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Q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V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X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Y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BB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BE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BF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BK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BM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ZB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YU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7:02:18.022043322</meta:creation-date>
    <dc:date>2023-06-14T09:37:43.203995909</dc:date>
    <meta:editing-duration>P2DT17H9M26S</meta:editing-duration>
    <meta:editing-cycles>50</meta:editing-cycles>
    <meta:generator>LibreOffice/7.3.7.2$Linux_X86_64 LibreOffice_project/30$Build-2</meta:generator>
    <meta:document-statistic meta:table-count="1" meta:cell-count="10919" meta:object-count="0"/>
  </office:meta>
</office:document-meta>
</file>